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e2042"/>
    </style:style>
    <style:style style:name="T1" style:family="text">
      <style:text-properties officeooo:rsid="001e20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--- part 1 ---</text:span></text:p>
      <text:p text:style-name="P1"><text:span text:style-name="T1">Company: ABC ssss</text:span></text:p>
      <text:p text:style-name="P1"><text:span text:style-name="T1">Employee: 397</text:span></text:p>
      <text:p text:style-name="P1"><text:span text:style-name="T1">Averege Income: 3.55</text:span></text:p>
      <text:p text:style-name="P1"><text:span text:style-name="T1">Website: www.sut.ac.th</text:span></text:p>
      <text:p text:style-name="P1"><text:span text:style-name="T1">--- part 2 ---</text:span></text:p>
      <text:p text:style-name="P1"><text:span text:style-name="T1">123456789012345678901234567890123456789012345678901234567890</text:span></text:p>
      <text:p text:style-name="P1"><text:span text:style-name="T1">Company <text:s text:c="7"/>Employee <text:s text:c="5"/>Averege Income <text:s text:c="3"/>Website</text:span></text:p>
      <text:p text:style-name="P1"><text:span text:style-name="T1">123456789012345678901234567890123456789012345678901234567890</text:span></text:p>
      <text:p text:style-name="P1"><text:span text:style-name="T1">ABC ssss <text:s text:c="6"/>397 <text:s text:c="10"/>3.550 <text:s text:c="12"/>www.sut.ac.th</text:span></text:p>
      <text:p text:style-name="P1"><text:span text:style-name="T1">123456789012345678901234567890123456789012345678901234567890</text:span></text:p>
      <text:p text:style-name="P1"><text:span text:style-name="T1">--- part 3 ---</text:span></text:p>
      <text:p text:style-name="P1"><text:span text:style-name="T1">MAX Employee = 9</text:span></text:p>
      <text:p text:style-name="P1"><text:span text:style-name="T1">MIN Employee = 3</text:span></text:p>
      <text:p text:style-name="P1"><text:span text:style-name="T1">MID Employee = 7</text:span></text:p>
      <text:p text:style-name="P1"><text:span text:style-name="T1">SUM Employee = 19</text:span></text:p>
      <text:p text:style-name="P1"><text:span text:style-name="T1"/></text:p>
      <text:p text:style-name="P1"><text:span text:style-name="T1"/></text:p>
      <text:p text:style-name="P1"><text:span text:style-name="T1">#include &lt;stdio.h&gt;</text:span></text:p>
      <text:p text:style-name="P1"><text:span text:style-name="T1">int main()</text:span></text:p>
      <text:p text:style-name="P1"><text:span text:style-name="T1">{</text:span></text:p>
      <text:p text:style-name="P1"><text:span text:style-name="T1"><text:tab/>int em;</text:span></text:p>
      <text:p text:style-name="P1"><text:span text:style-name="T1"><text:tab/>float avg;</text:span></text:p>
      <text:p text:style-name="P1"><text:span text:style-name="T1"><text:tab/>char com[30],web[30];</text:span></text:p>
      <text:p text:style-name="P1"><text:span text:style-name="T1"><text:tab/>printf("--- part 1 ---\n");</text:span></text:p>
      <text:p text:style-name="P1"><text:span text:style-name="T1"><text:tab/>printf("Company: ");</text:span></text:p>
      <text:p text:style-name="P1"><text:span text:style-name="T1"><text:tab/>__fpurge(stdin);</text:span></text:p>
      <text:p text:style-name="P1"><text:span text:style-name="T1"><text:tab/>scanf("%[^\n]",com);</text:span></text:p>
      <text:p text:style-name="P1"><text:span text:style-name="T1"><text:tab/>printf("Employee: ");</text:span></text:p>
      <text:p text:style-name="P1"><text:span text:style-name="T1"><text:tab/>scanf("%d",&amp;em);</text:span></text:p>
      <text:p text:style-name="P1"><text:span text:style-name="T1"><text:tab/>printf("Averege Income: ");</text:span></text:p>
      <text:p text:style-name="P1"><text:span text:style-name="T1"><text:tab/>scanf("%f",&amp;avg);</text:span></text:p>
      <text:p text:style-name="P1"><text:span text:style-name="T1"><text:tab/>printf("Website: ");</text:span></text:p>
      <text:p text:style-name="P1"><text:span text:style-name="T1"><text:tab/>__fpurge(stdin);</text:span></text:p>
      <text:p text:style-name="P1"><text:span text:style-name="T1"><text:tab/>scanf("%[^\n]",web);</text:span></text:p>
      <text:p text:style-name="P1"><text:span text:style-name="T1"></text:span></text:p>
      <text:p text:style-name="P1"><text:span text:style-name="T1"><text:tab/>printf("--- part 2 ---\n");</text:span></text:p>
      <text:p text:style-name="P1"><text:span text:style-name="T1"><text:tab/>printf("123456789012345678901234567890123456789012345678901234567890\n");</text:span></text:p>
      <text:p text:style-name="P1"><text:span text:style-name="T1"><text:tab/>printf("%-15s%-14s%-18s%s\n","Company","Employee","Averege Income","Website");</text:span></text:p>
      <text:p text:style-name="P1"><text:span text:style-name="T1"><text:tab/>printf("123456789012345678901234567890123456789012345678901234567890\n");</text:span></text:p>
      <text:p text:style-name="P1"><text:span text:style-name="T1"><text:tab/>printf("%-15s%-14d%-18.3f%s\n",com,em,avg,web);</text:span></text:p>
      <text:p text:style-name="P1"><text:span text:style-name="T1"><text:tab/>printf("123456789012345678901234567890123456789012345678901234567890\n");</text:span></text:p>
      <text:p text:style-name="P1"><text:span text:style-name="T1"></text:span></text:p>
      <text:p text:style-name="P1"><text:span text:style-name="T1"><text:tab/>printf("--- part 3 ---\n");</text:span></text:p>
      <text:p text:style-name="P1"><text:span text:style-name="T1"><text:tab/>int b,c,a;</text:span></text:p>
      <text:p text:style-name="P1"><text:span text:style-name="T1"><text:tab/>a = em/100%10;</text:span></text:p>
      <text:p text:style-name="P1"><text:span text:style-name="T1"><text:tab/>b = em/10%10;</text:span></text:p>
      <text:p text:style-name="P1"><text:span text:style-name="T1"><text:tab/>c = em%10;</text:span></text:p>
      <text:p text:style-name="P1"><text:span text:style-name="T1"><text:tab/>int sum,max,min,mid;</text:span></text:p>
      <text:p text:style-name="P1"><text:span text:style-name="T1"><text:tab/>sum = a+b+c;</text:span></text:p>
      <text:p text:style-name="P1"><text:span text:style-name="T1"><text:tab/>max = a&gt;b ? a:b;</text:span></text:p>
      <text:p text:style-name="P1"><text:span text:style-name="T1"><text:tab/>max = max &gt; c ? max : c;</text:span></text:p>
      <text:p text:style-name="P1"><text:soft-page-break/><text:span text:style-name="T1"><text:tab/>min = a &lt; b ? a:b;</text:span></text:p>
      <text:p text:style-name="P1"><text:span text:style-name="T1"><text:tab/>min = min &lt; c?min:c;</text:span></text:p>
      <text:p text:style-name="P1"><text:span text:style-name="T1"><text:tab/>mid = sum-(max+min);</text:span></text:p>
      <text:p text:style-name="P1"><text:span text:style-name="T1"><text:tab/>printf("MAX Employee = %d\n",max);</text:span></text:p>
      <text:p text:style-name="P1"><text:span text:style-name="T1"><text:tab/>printf("MIN Employee = %d\n",min);</text:span></text:p>
      <text:p text:style-name="P1"><text:span text:style-name="T1"><text:tab/>printf("MID Employee = %d\n",mid);</text:span></text:p>
      <text:p text:style-name="P1"><text:span text:style-name="T1"><text:tab/>printf("SUM Employee = %d\n",sum);</text:span></text:p>
      <text:p text:style-name="P1"><text:span text:style-name="T1"><text:tab/>return (0);</text:span></text:p>
      <text:p text:style-name="P1"><text:span text:style-name="T1">}</text:span></text:p>
      <text:p text:style-name="P1"><text:span text:style-name="T1">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t </meta:initial-creator>
    <meta:creation-date>2018-05-29T11:18:32</meta:creation-date>
    <dc:date>2018-05-29T11:19:03</dc:date>
    <dc:creator>sut </dc:creator>
    <meta:editing-duration>P0D</meta:editing-duration>
    <meta:editing-cycles>1</meta:editing-cycles>
    <meta:document-statistic meta:table-count="0" meta:image-count="0" meta:object-count="0" meta:page-count="2" meta:paragraph-count="60" meta:word-count="162" meta:character-count="1580" meta:non-whitespace-character-count="1338"/>
    <meta:generator>LibreOffice/4.0.2.2$Linux_X86_64 LibreOffice_project/400m0$Build-2</meta:generator>
  </office:meta>
</office:document-meta>
</file>